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0mm" fo:padding-right="5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text:list-style style:name="work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text-indent="0.50mm"/>
        </style:list-level-properties>
        <style:text-properties style:font-name="Arial Narrow"/>
      </text:list-level-style-bullet>
    </text:list-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Git; GitHub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Android/Linux</text:p>
          </text:list-item>
          <text:list-item>
            <text:p text:style-name="tech-skill">Docker Compose</text:p>
          </text:list-item>
          <text:list-item>
            <text:p text:style-name="tech-skill">Documenting Stuff</text:p>
          </text:list-item>
          <text:list-item>
            <text:p text:style-name="tech-skill">PowerShell</text:p>
          </text:list-item>
          <text:list-item>
            <text:p text:style-name="tech-skill">HTML5/CSS3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California State University, Fullerton
						</text:p>
            <text:list text:style-name="edu-list" text:continue-numbering="true">
              <text:list-item>
                <text:p text:style-name="edu-desc">Pursuing a MS in Computer Engineering</text:p>
              </text:list-item>
              <text:list-item>
                <text:p text:style-name="edu-desc">Investing in a stronger emphasis in computer hardware</text:p>
              </text:list-item>
            </text:list>
          </table:table-cell>
          <table:table-cell table:style-name="date-cell">
            <text:p text:style-name="date">prospective</text:p>
          </table:table-cell>
        </table:table-row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Roblox-Freedom-Distribution">
								<text:span text:style-name="proj-title">
								Rōblox Freedom Distribution</text:span>
							</text:a>is a platform enabling users to host and connect to Rōblox servers in local or wide-area networks.</text:p>
            <text:list text:style-name="proj-list" text:continue-numbering="true">
              <text:list-item>
                <text:p text:style-name="proj-desc">Designed a Python-based bootstrapper to improve client-server connectivity and protocol handling.</text:p>
              </text:list-item>
              <text:list-item>
                <text:p text:style-name="proj-desc">Enhanced functionality by performing code reviews and contributing to feature implementation.</text:p>
              </text:list-item>
              <text:list-item>
                <text:p text:style-name="proj-desc">Conducted compliance audits to ensure adherence to fair-use practices and data security standards.</text:p>
              </text:list-item>
            </text:list>
          </table:table-cell>
          <table:table-cell table:style-name="date-cell">
            <text:p text:style-name="date">2023-07 / Current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project streaming real-time audio compositions inspired by the WWV time station.</text:p>
            <text:list text:style-name="proj-list" text:continue-numbering="true">
              <text:list-item>
                <text:p text:style-name="proj-desc">Built an algorithm to dynamically process time-based audio loops for robust real-time playback.</text:p>
              </text:list-item>
              <text:list-item>
                <text:p text:style-name="proj-desc">Optimized parameters for live streaming using FFmpeg's lavfi filter on Linux systems.</text:p>
              </text:list-item>
              <text:list-item>
                <text:p text:style-name="proj-desc">Produced and streamed unique musical tracks, applying advanced techniques for sound clarity.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ōblox-Custom-Catalogue">
								<text:span text:style-name="proj-title">
								Rōblox Custom Catalogue</text:span>
							</text:a>was a Free marketplace for sharing and selling user-generated content under GNU GPL.</text:p>
            <text:list text:style-name="proj-list" text:continue-numbering="true">
              <text:list-item>
                <text:p text:style-name="proj-desc">Designed interactive user interfaces using Rōblox Studio to enhance data presentation.</text:p>
              </text:list-item>
              <text:list-item>
                <text:p text:style-name="proj-desc">Implemented Lua scripting techniques to streamline customization and improve usability.</text:p>
              </text:list-item>
              <text:list-item>
                <text:p text:style-name="proj-desc">Supported real-time functionality by optimizing database queries and scripting protocols.</text:p>
              </text:list-item>
            </text:list>
          </table:table-cell>
          <table:table-cell table:style-name="date-cell">
            <text:p text:style-name="date">2021-06 / 2022-05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fixed a vulnerability in the YuJa API, ensuring security and compliance within strict timelines.</text:p>
            <text:list text:style-name="proj-list" text:continue-numbering="true">
              <text:list-item>
                <text:p text:style-name="proj-desc">Delivered a security patch in 48 hours, addressing critical API vulnerabilities.</text:p>
              </text:list-item>
              <text:list-item>
                <text:p text:style-name="proj-desc">Identified and analyzed risks in saved metadata to prevent further exposure.</text:p>
              </text:list-item>
              <text:list-item>
                <text:p text:style-name="proj-desc">Demonstrated problem-solving by securing systems while maintaining operational efficiency.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is a command-line interface for streamlined execution of Luau scripts on Rōblox.</text:p>
            <text:list text:style-name="proj-list" text:continue-numbering="true">
              <text:list-item>
                <text:p text:style-name="proj-desc">Engineered a custom syntax for executing Lua-based scripts while improving user workflows.</text:p>
              </text:list-item>
              <text:list-item>
                <text:p text:style-name="proj-desc">Implemented per-script parameterization for flexibility and enhanced usability.</text:p>
              </text:list-item>
              <text:list-item>
                <text:p text:style-name="proj-desc">Built a repository of 142 documented scripts to ensure user accessibility and best practices.</text:p>
              </text:list-item>
            </text:list>
          </table:table-cell>
          <table:table-cell table:style-name="date-cell">
            <text:p text:style-name="date">2022-07 / 2023-05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webhook proxy system for Rōblox games communicating with Discord APIs.</text:p>
            <text:list text:style-name="proj-list" text:continue-numbering="true">
              <text:list-item>
                <text:p text:style-name="proj-desc">Developed a PHP and MySQL back end to log and analyze webhook requests.</text:p>
              </text:list-item>
              <text:list-item>
                <text:p text:style-name="proj-desc">Enabled 200+ developers to integrate their games with Discord's real-time features.</text:p>
              </text:list-item>
              <text:list-item>
                <text:p text:style-name="proj-desc">Monitored resource usage in cPanel, improving performance with data-driven insights.</text:p>
              </text:list-item>
            </text:list>
          </table:table-cell>
          <table:table-cell table:style-name="date-cell">
            <text:p text:style-name="date">2018-02 / 2019-09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project that replicated and extended Vyond's Legacy Video Maker functionality.</text:p>
            <text:list text:style-name="proj-list" text:continue-numbering="true">
              <text:list-item>
                <text:p text:style-name="proj-desc">Built a scalable Node.js back end for processing requests and ensuring system reliability.</text:p>
              </text:list-item>
              <text:list-item>
                <text:p text:style-name="proj-desc">Analyzed ActionScript code to improve interoperability and introduce new features.</text:p>
              </text:list-item>
              <text:list-item>
                <text:p text:style-name="proj-desc">Generated hundreds of video experiences optimized for performance and user engagement.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tool I contributed to for automating YouTube video uploads to the Internet Archive.</text:p>
            <text:list text:style-name="proj-list" text:continue-numbering="true">
              <text:list-item>
                <text:p text:style-name="proj-desc">Solved bugs in a collection of 234 YouTube videos, ensuring consistent performance.</text:p>
              </text:list-item>
              <text:list-item>
                <text:p text:style-name="proj-desc">Addressed issues caused by deleted assets, preserving critical data for future access.</text:p>
              </text:list-item>
              <text:list-item>
                <text:p text:style-name="proj-desc">Used yt-dlp’s Python interface to streamline video retrieval processes efficiently.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aimed at streamlining Covid-safe dining experiences.</text:p>
            <text:list text:style-name="proj-list" text:continue-numbering="true">
              <text:list-item>
                <text:p text:style-name="proj-desc">Designed user interfaces for cashiers, customers, and kitchen staff to enhance usability.</text:p>
              </text:list-item>
              <text:list-item>
                <text:p text:style-name="proj-desc">Simplified mobile-ordering workflows to improve safety and customer satisfaction.</text:p>
              </text:list-item>
              <text:list-item>
                <text:p text:style-name="proj-desc">Built a custom cashier system, leveraging analytics for operational efficiency.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a tool to match e-sports streamers and financial sponsors</text:span>
						</text:p>
            <text:list text:style-name="work-list" text:continue-numbering="true">
              <text:list-item>
                <text:p text:style-name="work-desc">
									Implemented mobile-responsive pages using Next.js (and thus React) from existing mockups, enhancing user experience.
								</text:p>
              </text:list-item>
              <text:list-item>
                <text:p text:style-name="work-desc">
									Collaborated directly with developers and C-suite personnel to gather requirements and ensure alignment with business objectives.
								</text:p>
              </text:list-item>
              <text:list-item>
                <text:p text:style-name="work-desc">
									Contributed to building and presenting a team-wide slide deck in Google Slides, utilizing Figma for design consistency.
								</text:p>
              </text:list-item>
            </text:list>
          </table:table-cell>
          <table:table-cell table:style-name="date-cell">
            <text:p text:style-name="date">2023-09 / 2024-03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list text:style-name="work-list" text:continue-numbering="true">
              <text:list-item>
                <text:p text:style-name="work-desc">
									Advertised social events with non-profits, e.g. Islamic Institute of Orange County and Sabil USA, utilizing data-driven design strategies.
								</text:p>
              </text:list-item>
              <text:list-item>
                <text:p text:style-name="work-desc">
									Designed real-estate marketing materials for Berkshire Hathaway agents, focusing on effective communication of key messages.
								</text:p>
              </text:list-item>
              <text:list-item>
                <text:p text:style-name="work-desc">
									Commissioned to design over 20 event fliers for non-profit organizations, ensuring alignment with branding and audience engagement.
								</text:p>
              </text:list-item>
            </text:list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list text:style-name="work-list" text:continue-numbering="true">
              <text:list-item>
                <text:p text:style-name="work-desc">
									Assisted in the development of a brain-computer interface with graduate students, applying analytical skills to support research objectives.
								</text:p>
              </text:list-item>
              <text:list-item>
                <text:p text:style-name="work-desc">
									Designed user interface for mock-up calibration procedure, enhancing usability and user experience.
								</text:p>
              </text:list-item>
              <text:list-item>
                <text:p text:style-name="work-desc">
									Project coordinated by Professor Kiran George, PhD, fostering collaboration and communication skills.
								</text:p>
              </text:list-item>
            </text:list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list text:style-name="work-list" text:continue-numbering="true">
              <text:list-item>
                <text:p text:style-name="work-desc">
									Consulted in provisioning GNU/Linux file servers for office use using Ubuntu and Samba, enhancing data management capabilities.
								</text:p>
              </text:list-item>
              <text:list-item>
                <text:p text:style-name="work-desc">
									Assisted in architectural and structural design plans of commercial and industrial sites, applying analytical thinking to design challenges.
								</text:p>
              </text:list-item>
            </text:list>
          </table:table-cell>
          <table:table-cell table:style-name="date-cell">
            <text:p text:style-name="date">2015-06 /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list text:style-name="work-list" text:continue-numbering="true">
              <text:list-item>
                <text:p text:style-name="work-desc">
									Effectively communicated with customers and team members in a fast-paced environment, enhancing customer satisfaction.
								</text:p>
              </text:list-item>
              <text:list-item>
                <text:p text:style-name="work-desc">
									Assumed different roles within the restaurant to support overall operations, demonstrating flexibility and teamwork.
								</text:p>
              </text:list-item>
              <text:list-item>
                <text:p text:style-name="work-desc">
									Handled cash transactions and utilized point-of-sale systems, ensuring accurate financial reporting.
								</text:p>
              </text:list-item>
              <text:list-item>
                <text:p text:style-name="work-desc">
									Addressed customer concerns and resolved issues in a positive and efficient manner, contributing to a positive customer experience.
								</text:p>
              </text:list-item>
              <text:list-item>
                <text:p text:style-name="work-desc">
									Analyzed pricing schemes according to market value, applying basic data analysis skills to support business decisions.
								</text:p>
              </text:list-item>
            </text:list>
          </table:table-cell>
          <table:table-cell table:style-name="date-cell">
            <text:p text:style-name="date">2019-08 / 2021-06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5-01-03 09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